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24000001C890139F2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11c947"/>
    </style:style>
    <style:style style:name="P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" style:family="paragraph" style:parent-style-name="Heading_20_1">
      <style:paragraph-properties fo:break-before="page"/>
      <style:text-properties officeooo:rsid="0011c947" officeooo:paragraph-rsid="0011c947"/>
    </style:style>
    <style:style style:name="P4" style:family="paragraph" style:parent-style-name="Standard">
      <style:text-properties officeooo:rsid="001048ed" officeooo:paragraph-rsid="001048ed"/>
    </style:style>
    <style:style style:name="P5" style:family="paragraph" style:parent-style-name="Standard">
      <style:paragraph-properties fo:text-align="center" style:justify-single-word="false"/>
      <style:text-properties officeooo:rsid="0011c947" officeooo:paragraph-rsid="0011c94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Figura1" text:anchor-type="char" svg:x="5.823cm" svg:y="-0.291cm" svg:width="7.726cm" svg:height="12.065cm" draw:z-index="0"><draw:image xlink:href="Pictures/1000000100000124000001C890139F29.png" xlink:type="simple" xlink:show="embed" xlink:actuate="onLoad" draw:mime-type="image/png"/></draw:frame></text:p>
      <text:p text:style-name="P4"/>
      <text:p text:style-name="P5">Acesse igorlazzaretti.com</text:p>
      <text:p text:style-name="P4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 text:protected="true">
            <text:p text:style-name="Contents_20_Heading">Sumário</text:p>
          </text:index-title>
          <text:p text:style-name="P2"><text:a xlink:type="simple" xlink:href="#__RefHeading___Toc5_1363653046" text:style-name="Index_20_Link" text:visited-style-name="Index_20_Link">Aula 01<text:tab/>2</text:a></text:p>
        </text:index-body>
      </text:table-of-content>
      <text:p text:style-name="P4"/>
      <text:p text:style-name="P4"/>
      <text:h text:style-name="P3" text:outline-level="1"><text:bookmark-start text:name="__RefHeading___Toc5_1363653046"/>Aula 01<text:bookmark-end text:name="__RefHeading___Toc5_1363653046"/></text:h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irst_20_line_20_indent" style:display-name="First line indent" style:family="paragraph" style:parent-style-name="Text_20_body" style:class="text">
      <style:paragraph-properties fo:margin-lef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top="0.423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top="0cm" fo:margin-bottom="0.423cm" style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top="0cm" fo:margin-bottom="0.212cm" style:contextual-spacing="false" fo:text-indent="0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top="0.423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top="0cm" fo:margin-bottom="0.212cm" style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top="0cm" fo:margin-bottom="0.423cm" style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top="0cm" fo:margin-bottom="0.212cm" style:contextual-spacing="false" fo:text-indent="0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top="0.423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top="0cm" fo:margin-bottom="0.212cm" style:contextual-spacing="false" fo:text-indent="-0.635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top="0cm" fo:margin-bottom="0.423cm" style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top="0cm" fo:margin-bottom="0.212cm" style:contextual-spacing="false" fo:text-indent="0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top="0cm" fo:margin-bottom="0.212cm" style:contextual-spacing="false" fo:text-indent="-0.635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top="0cm" fo:margin-bottom="0.423cm" style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top="0cm" fo:margin-bottom="0.212cm" style:contextual-spacing="false" fo:text-indent="0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top="0cm" fo:margin-bottom="0.212cm" style:contextual-spacing="false" fo:text-indent="-0.635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top="0cm" fo:margin-bottom="0.212cm" style:contextual-spacing="false" fo:text-indent="0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top="0.423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top="0cm" fo:margin-bottom="0.423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top="0cm" fo:margin-bottom="0.212cm" style:contextual-spacing="false" fo:text-indent="0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top="0.423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top="0cm" fo:margin-bottom="0.212cm" style:contextual-spacing="false" fo:text-indent="-0.635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top="0cm" fo:margin-bottom="0.423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top="0cm" fo:margin-bottom="0.212cm" style:contextual-spacing="false" fo:text-indent="0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top="0.423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top="0cm" fo:margin-bottom="0.212cm" style:contextual-spacing="false" fo:text-indent="-0.635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top="0cm" fo:margin-bottom="0.423cm" style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top="0cm" fo:margin-bottom="0.212cm" style:contextual-spacing="false" fo:text-indent="0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top="0.423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top="0cm" fo:margin-bottom="0.212cm" style:contextual-spacing="false" fo:text-indent="-0.635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top="0cm" fo:margin-bottom="0.423cm" style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top="0cm" fo:margin-bottom="0.212cm" style:contextual-spacing="false" fo:text-indent="0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top="0.423cm" fo:margin-bottom="0.212cm" style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top="0cm" fo:margin-bottom="0.212cm" style:contextual-spacing="false" fo:text-indent="-0.635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top="0cm" fo:margin-bottom="0.423cm" style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top="0cm" fo:margin-bottom="0.212cm" style:contextual-spacing="fals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text-indent="0cm" style:auto-text-indent="false"/>
    </style:style>
    <style:style style:name="Index_20_3" style:display-name="Index 3" style:family="paragraph" style:parent-style-name="Index" style:class="index">
      <style:paragraph-properties fo:margin-left="1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text-indent="0cm" style:auto-text-indent="false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2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9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3cm" fo:text-indent="0cm" style:auto-text-indent="false">
        <style:tab-stops>
          <style:tab-stop style:position="1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5cm" fo:text-indent="0cm" style:auto-text-indent="false">
        <style:tab-stops>
          <style:tab-stop style:position="13.501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4.001cm" fo:text-indent="0cm" style:auto-text-indent="false">
        <style:tab-stops>
          <style:tab-stop style:position="13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5cm" fo:text-indent="0cm" style:auto-text-indent="false">
        <style:tab-stops>
          <style:tab-stop style:position="12.501cm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1" style:display-name="Object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9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3cm" fo:text-indent="0cm" style:auto-text-indent="false">
        <style:tab-stops>
          <style:tab-stop style:position="1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5cm" fo:text-indent="0cm" style:auto-text-indent="false">
        <style:tab-stops>
          <style:tab-stop style:position="13.501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4.001cm" fo:text-indent="0cm" style:auto-text-indent="false">
        <style:tab-stops>
          <style:tab-stop style:position="13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5cm" fo:text-indent="0cm" style:auto-text-indent="false">
        <style:tab-stops>
          <style:tab-stop style:position="12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1T13:25:38.245147601</meta:creation-date>
    <dc:date>2024-05-21T14:23:05.607072490</dc:date>
    <meta:editing-duration>PT41M14S</meta:editing-duration>
    <meta:editing-cycles>2</meta:editing-cycles>
    <meta:generator>LibreOffice/24.2.2.2$Linux_X86_64 LibreOffice_project/420$Build-2</meta:generator>
    <meta:document-statistic meta:table-count="0" meta:image-count="1" meta:object-count="0" meta:page-count="2" meta:paragraph-count="4" meta:word-count="8" meta:character-count="48" meta:non-whitespace-character-count="44"/>
  </office:meta>
</office:document-meta>
</file>